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><text:soft-page-break/></text:p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><text:soft-page-break/></text:p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<text:soft-page-break/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</text:span><text:soft-page-break/><text:span text:style-name="T5">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</text:span><text:span text:style-name="T5">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</text:span><text:span text:style-name="T4">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5-09T14:44:34.50</dc:date>
    <meta:editing-duration>P19DT9H55M58S</meta:editing-duration>
    <meta:editing-cycles>104</meta:editing-cycles>
    <meta:generator>LibreOffice/3.3$Win32 LibreOffice_project/330m19$Build-202</meta:generator>
    <meta:document-statistic meta:table-count="0" meta:image-count="0" meta:object-count="0" meta:page-count="5" meta:paragraph-count="157" meta:word-count="2110" meta:character-count="14491"/>
  </office:meta>
</office:document-meta>
</file>